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924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28in" style:rel-column-width="6512*"/>
    </style:style>
    <style:style style:name="Table1.B" style:family="table-column">
      <style:table-column-properties style:column-width="9.5396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924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28in" style:rel-column-width="6512*"/>
    </style:style>
    <style:style style:name="Table2.B" style:family="table-column">
      <style:table-column-properties style:column-width="9.5396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4fa2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938e" officeooo:paragraph-rsid="009b938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1667" officeooo:paragraph-rsid="009c166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1666"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262"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3f5c" officeooo:paragraph-rsid="00963f5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Doc-L1">
      <style:text-properties officeooo:rsid="00205660" officeooo:paragraph-rsid="00205660"/>
    </style:style>
    <style:style style:name="P58" style:family="paragraph" style:parent-style-name="Doc-L1">
      <style:text-properties officeooo:rsid="00205660" officeooo:paragraph-rsid="002f92ed"/>
    </style:style>
    <style:style style:name="P59" style:family="paragraph" style:parent-style-name="Doc-L1">
      <style:text-properties officeooo:rsid="0022ce6f" officeooo:paragraph-rsid="0029d008"/>
    </style:style>
    <style:style style:name="P60" style:family="paragraph" style:parent-style-name="Doc-L1">
      <style:text-properties officeooo:rsid="0022ce6f" officeooo:paragraph-rsid="002e4e63"/>
    </style:style>
    <style:style style:name="P61" style:family="paragraph" style:parent-style-name="RefNumber">
      <style:text-properties officeooo:rsid="00205660" officeooo:paragraph-rsid="00205660"/>
    </style:style>
    <style:style style:name="P62" style:family="paragraph" style:parent-style-name="RefNumber">
      <style:text-properties officeooo:rsid="002bac07" officeooo:paragraph-rsid="002bac07"/>
    </style:style>
    <style:style style:name="P63" style:family="paragraph" style:parent-style-name="RefNumber">
      <style:text-properties officeooo:rsid="002f92ed" officeooo:paragraph-rsid="002f92ed"/>
    </style:style>
    <style:style style:name="P64" style:family="paragraph" style:parent-style-name="RefNumber">
      <style:text-properties officeooo:rsid="0064419a" officeooo:paragraph-rsid="0064419a"/>
    </style:style>
    <style:style style:name="P65" style:family="paragraph" style:parent-style-name="RefNumber">
      <style:text-properties officeooo:rsid="00683f9c" officeooo:paragraph-rsid="00683f9c"/>
    </style:style>
    <style:style style:name="P66" style:family="paragraph" style:parent-style-name="RefNumber">
      <style:text-properties officeooo:rsid="0068c888" officeooo:paragraph-rsid="0068c888"/>
    </style:style>
    <style:style style:name="P67" style:family="paragraph" style:parent-style-name="RefNumber">
      <style:text-properties officeooo:rsid="008b6ddd" officeooo:paragraph-rsid="008b6ddd"/>
    </style:style>
    <style:style style:name="P68" style:family="paragraph" style:parent-style-name="RefNumber">
      <style:text-properties officeooo:rsid="00991c9e" officeooo:paragraph-rsid="00991c9e"/>
    </style:style>
    <style:style style:name="P69" style:family="paragraph" style:parent-style-name="RefNumber">
      <style:text-properties officeooo:rsid="008feebb" officeooo:paragraph-rsid="008feebb"/>
    </style:style>
    <style:style style:name="P70" style:family="paragraph" style:parent-style-name="RefNumber">
      <style:text-properties officeooo:rsid="00b25c86" officeooo:paragraph-rsid="00b25c86"/>
    </style:style>
    <style:style style:name="P7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99a52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078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0208a"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d9086"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342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4aa7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6deb9" officeooo:paragraph-rsid="00a6deb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ccc6"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a874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ec64f" officeooo:paragraph-rsid="00aec64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fa7e8" officeooo:paragraph-rsid="00afa7e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3e8d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Doc-L1">
      <style:paragraph-properties fo:margin-left="1.4772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3e8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b8c25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Doc-L1">
      <style:paragraph-properties fo:text-align="start" style:justify-single-word="false"/>
      <style:text-properties officeooo:paragraph-rsid="00ba3aa9"/>
    </style:style>
    <style:style style:name="P98"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a3aa9"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a3aa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ba3aa9" style:font-style-asian="italic" style:font-weight-asian="bold" style:font-style-complex="italic" style:font-weight-complex="bold"/>
    </style:style>
    <style:style style:name="T14" style:family="text">
      <style:text-properties fo:font-style="italic" fo:font-weight="bold" officeooo:rsid="00baca25" style:font-style-asian="italic" style:font-weight-asian="bold" style:font-style-complex="italic" style:font-weight-complex="bold"/>
    </style:style>
    <style:style style:name="T15" style:family="text">
      <style:text-properties officeooo:rsid="0029d008"/>
    </style:style>
    <style:style style:name="T16" style:family="text">
      <style:text-properties officeooo:rsid="002a2619"/>
    </style:style>
    <style:style style:name="T17" style:family="text">
      <style:text-properties officeooo:rsid="002bac07"/>
    </style:style>
    <style:style style:name="T18" style:family="text">
      <style:text-properties officeooo:rsid="002e4e63"/>
    </style:style>
    <style:style style:name="T19" style:family="text">
      <style:text-properties officeooo:rsid="002f92ed"/>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bold" officeooo:rsid="003b6215" style:font-weight-asian="bold" style:font-weight-complex="bold"/>
    </style:style>
    <style:style style:name="T33" style:family="text">
      <style:text-properties fo:font-weight="bold" officeooo:rsid="0068c888" style:font-weight-asian="bold" style:font-weight-complex="bold"/>
    </style:style>
    <style:style style:name="T34" style:family="text">
      <style:text-properties fo:font-weight="bold" officeooo:rsid="0081e8fc" style:font-weight-asian="bold" style:font-weight-complex="bold"/>
    </style:style>
    <style:style style:name="T35" style:family="text">
      <style:text-properties fo:font-weight="bold" officeooo:rsid="00824f2d" style:font-weight-asian="bold" style:font-weight-complex="bold"/>
    </style:style>
    <style:style style:name="T36" style:family="text">
      <style:text-properties fo:font-weight="bold" officeooo:rsid="00850c7e" style:font-weight-asian="bold" style:font-weight-complex="bold"/>
    </style:style>
    <style:style style:name="T37" style:family="text">
      <style:text-properties fo:font-weight="bold" officeooo:rsid="008f7d76" style:font-weight-asian="bold" style:font-weight-complex="bold"/>
    </style:style>
    <style:style style:name="T38" style:family="text">
      <style:text-properties fo:font-weight="bold" officeooo:rsid="00aba3a5" style:font-weight-asian="bold" style:font-weight-complex="bold"/>
    </style:style>
    <style:style style:name="T39" style:family="text">
      <style:text-properties fo:font-weight="bold" officeooo:rsid="00b0a262" style:font-weight-asian="bold" style:font-weight-complex="bold"/>
    </style:style>
    <style:style style:name="T40" style:family="text">
      <style:text-properties fo:font-weight="bold" officeooo:rsid="00b25c86" style:font-weight-asian="bold" style:font-weight-complex="bold"/>
    </style:style>
    <style:style style:name="T41" style:family="text">
      <style:text-properties fo:font-weight="bold" officeooo:rsid="00b3e8dd" style:font-weight-asian="bold" style:font-weight-complex="bold"/>
    </style:style>
    <style:style style:name="T42" style:family="text">
      <style:text-properties officeooo:rsid="003b6215"/>
    </style:style>
    <style:style style:name="T43" style:family="text">
      <style:text-properties officeooo:rsid="003f97d4"/>
    </style:style>
    <style:style style:name="T44" style:family="text">
      <style:text-properties officeooo:rsid="005dd011"/>
    </style:style>
    <style:style style:name="T45" style:family="text">
      <style:text-properties officeooo:rsid="005e65af"/>
    </style:style>
    <style:style style:name="T46" style:family="text">
      <style:text-properties officeooo:rsid="00620f51"/>
    </style:style>
    <style:style style:name="T47" style:family="text">
      <style:text-properties officeooo:rsid="00628ae4"/>
    </style:style>
    <style:style style:name="T48" style:family="text">
      <style:text-properties officeooo:rsid="0064419a"/>
    </style:style>
    <style:style style:name="T49" style:family="text">
      <style:text-properties style:text-line-through-style="solid" style:text-line-through-type="single"/>
    </style:style>
    <style:style style:name="T50" style:family="text">
      <style:text-properties officeooo:rsid="0066b0cd"/>
    </style:style>
    <style:style style:name="T51" style:family="text">
      <style:text-properties officeooo:rsid="0068c888"/>
    </style:style>
    <style:style style:name="T52" style:family="text">
      <style:text-properties officeooo:rsid="006bae04"/>
    </style:style>
    <style:style style:name="T53" style:family="text">
      <style:text-properties officeooo:rsid="006bfb64"/>
    </style:style>
    <style:style style:name="T54" style:family="text">
      <style:text-properties officeooo:rsid="006cb7d0"/>
    </style:style>
    <style:style style:name="T55" style:family="text">
      <style:text-properties officeooo:rsid="006d8920"/>
    </style:style>
    <style:style style:name="T56" style:family="text">
      <style:text-properties officeooo:rsid="0073c55e"/>
    </style:style>
    <style:style style:name="T57" style:family="text">
      <style:text-properties officeooo:rsid="007f3a07"/>
    </style:style>
    <style:style style:name="T58" style:family="text">
      <style:text-properties officeooo:rsid="0080115b"/>
    </style:style>
    <style:style style:name="T59" style:family="text">
      <style:text-properties officeooo:rsid="008014e2"/>
    </style:style>
    <style:style style:name="T60" style:family="text">
      <style:text-properties officeooo:rsid="0081506b"/>
    </style:style>
    <style:style style:name="T61" style:family="text">
      <style:text-properties officeooo:rsid="0081e8fc"/>
    </style:style>
    <style:style style:name="T62" style:family="text">
      <style:text-properties officeooo:rsid="0083355f"/>
    </style:style>
    <style:style style:name="T63" style:family="text">
      <style:text-properties officeooo:rsid="00850c7e"/>
    </style:style>
    <style:style style:name="T64" style:family="text">
      <style:text-properties officeooo:rsid="008815b3"/>
    </style:style>
    <style:style style:name="T65" style:family="text">
      <style:text-properties officeooo:rsid="00899a76"/>
    </style:style>
    <style:style style:name="T66" style:family="text">
      <style:text-properties officeooo:rsid="008c9004"/>
    </style:style>
    <style:style style:name="T67" style:family="text">
      <style:text-properties fo:color="#8d281e"/>
    </style:style>
    <style:style style:name="T68" style:family="text">
      <style:text-properties fo:color="#8d281e" fo:font-weight="bold" style:font-weight-asian="bold" style:font-weight-complex="bold"/>
    </style:style>
    <style:style style:name="T69" style:family="text">
      <style:text-properties fo:color="#8d281e" fo:font-weight="bold" officeooo:rsid="009ee4d9" style:font-weight-asian="bold" style:font-weight-complex="bold"/>
    </style:style>
    <style:style style:name="T70" style:family="text">
      <style:text-properties fo:color="#8d281e" fo:font-weight="bold" officeooo:rsid="00aec64f" style:font-weight-asian="bold" style:font-weight-complex="bold"/>
    </style:style>
    <style:style style:name="T71" style:family="text">
      <style:text-properties fo:color="#8d281e" officeooo:rsid="00aec64f"/>
    </style:style>
    <style:style style:name="T72" style:family="text">
      <style:text-properties officeooo:rsid="008f7d76"/>
    </style:style>
    <style:style style:name="T73" style:family="text">
      <style:text-properties officeooo:rsid="009368c0"/>
    </style:style>
    <style:style style:name="T74" style:family="text">
      <style:text-properties officeooo:rsid="0094c02e"/>
    </style:style>
    <style:style style:name="T75" style:family="text">
      <style:text-properties officeooo:rsid="00963f5c"/>
    </style:style>
    <style:style style:name="T76" style:family="text">
      <style:text-properties officeooo:rsid="0099a526"/>
    </style:style>
    <style:style style:name="T77" style:family="text">
      <style:text-properties officeooo:rsid="009afee1"/>
    </style:style>
    <style:style style:name="T78" style:family="text">
      <style:text-properties officeooo:rsid="009d9086"/>
    </style:style>
    <style:style style:name="T79" style:family="text">
      <style:text-properties officeooo:rsid="009ee4d9"/>
    </style:style>
    <style:style style:name="T80" style:family="text">
      <style:text-properties officeooo:rsid="00a0208a"/>
    </style:style>
    <style:style style:name="T81" style:family="text">
      <style:text-properties officeooo:rsid="00a34240"/>
    </style:style>
    <style:style style:name="T82" style:family="text">
      <style:text-properties officeooo:rsid="00a4aa7f"/>
    </style:style>
    <style:style style:name="T83" style:family="text">
      <style:text-properties officeooo:rsid="00a860ae"/>
    </style:style>
    <style:style style:name="T84" style:family="text">
      <style:text-properties officeooo:rsid="00a8ac60"/>
    </style:style>
    <style:style style:name="T85" style:family="text">
      <style:text-properties officeooo:rsid="00a8ccc6"/>
    </style:style>
    <style:style style:name="T86" style:family="text">
      <style:text-properties officeooo:rsid="00aa0784"/>
    </style:style>
    <style:style style:name="T87" style:family="text">
      <style:text-properties officeooo:rsid="00aa8740"/>
    </style:style>
    <style:style style:name="T88" style:family="text">
      <style:text-properties officeooo:rsid="00aba3a5"/>
    </style:style>
    <style:style style:name="T89" style:family="text">
      <style:text-properties officeooo:rsid="00ad5ff3"/>
    </style:style>
    <style:style style:name="T90" style:family="text">
      <style:text-properties officeooo:rsid="00aec64f"/>
    </style:style>
    <style:style style:name="T91" style:family="text">
      <style:text-properties officeooo:rsid="00afa7e8"/>
    </style:style>
    <style:style style:name="T92" style:family="text">
      <style:text-properties officeooo:rsid="00b0a262"/>
    </style:style>
    <style:style style:name="T93" style:family="text">
      <style:text-properties officeooo:rsid="00b25c86"/>
    </style:style>
    <style:style style:name="T94" style:family="text">
      <style:text-properties officeooo:rsid="008feebb"/>
    </style:style>
    <style:style style:name="T95" style:family="text">
      <style:text-properties officeooo:rsid="00b3751b"/>
    </style:style>
    <style:style style:name="T96" style:family="text">
      <style:text-properties officeooo:rsid="00b3e8dd"/>
    </style:style>
    <style:style style:name="T97" style:family="text">
      <style:text-properties officeooo:rsid="00b4fa28"/>
    </style:style>
    <style:style style:name="T98" style:family="text">
      <style:text-properties officeooo:rsid="00b6e29d"/>
    </style:style>
    <style:style style:name="T99" style:family="text">
      <style:text-properties officeooo:rsid="00ba3aa9"/>
    </style:style>
    <style:style style:name="T100" style:family="text">
      <style:text-properties officeooo:rsid="00baca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72">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36">Ties</text:span><text:span text:style-name="T63">. </text:span>Figure out how to add ties. <text:span text:style-name="T93">See </text:span><text:span text:style-name="T40">CD-10</text:span><text:span text:style-name="T93">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31">Obtain TAB staff stringData object</text:span> to get the open string tuning info.</text:p>
            <text:p text:style-name="P19"><text:span text:style-name="T63">Keep trying to find a way to guarantee that I have the exact instrument that goes to the TAB staff I’m writing to. See </text:span><text:span text:style-name="T36">CD-06</text:span><text:span text:style-name="T43">.</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32">Half-Fret Positioning</text:span><text:span text:style-name="T42">. </text:span><text:span text:style-name="T63">M</text:span><text:span text:style-name="T50">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3">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71">Documentation</text:p>
          </table:table-cell>
        </table:table-row>
        <table:table-row table:style-name="Table2.2">
          <table:table-cell table:style-name="Table2.A2" office:value-type="string">
            <text:p text:style-name="RefNumber">C<text:span text:style-name="T63">D</text:span>-01</text:p>
          </table:table-cell>
          <table:table-cell table:style-name="Table2.A2" office:value-type="string">
            <text:p text:style-name="P6"><text:span text:style-name="T35">Seduce Musescore into Assigning Notes to Desired Strings</text:span><text:span text:style-name="T61">. </text:span>I need to seduce Musescore into assigning the chord’s note pitches to the proper strings and frets. I am finding that it comes out mostly correct if I place the notes <text:span text:style-name="T44">onto</text:span> the TAB staff in the order of highest pitch to lowest pitch. So if there are three notes, then obviously we’re needing to use all three strings, and then it’s easy – highest pitch on string <text:span text:style-name="T44">2</text:span>, lowest on string <text:span text:style-name="T44">0</text:span>. But if we have fewer than three notes then they could be on <text:span text:style-name="T45">any string</text:span>. E.g., an A3 or a D3 in standard tuning. So I need to work out the string# for each note in successive order, starting with the highest pitch, and making use of the open tuning. If the highest pitch note is a pitch that i<text:span text:style-name="T44">s</text:span> below the open string tuning then we’ll try the next string <text:span text:style-name="T45">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48">Idx</text:span></text:span> statement at the bottom of the for{} loop has the effect of marking the string we just assigned a note to as now being unavailable for the next note in the chord to process.</text:p>
            <text:p text:style-name="P6"><text:span text:style-name="T48">T</text:span>he <text:span text:style-name="Source_20_Text">for{}</text:span> loop <text:span text:style-name="T48">is configured </text:span>to process the chromatic chord notes in order of highest pitch to lowest pitch.</text:p>
            <text:p text:style-name="P6">Also note that I believe this model will make adding a ‘Capo’ feature somewhat straightforward.</text:p>
            <text:p text:style-name="P21"><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2">KEY LEARNING</text:span>: Musescore stores the open string tuning (<text:span text:style-name="T46">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47">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61">C<text:span text:style-name="T63">D</text:span>-02</text:p>
          </table:table-cell>
          <table:table-cell table:style-name="Table2.A2" office:value-type="string">
            <text:p text:style-name="P58"><text:span text:style-name="T26">Half-Fret + Symbol Positioning</text:span><text:span text:style-name="T22">. </text:span><text:span text:style-name="T20">By convention, so-called 'half frets' in the Mountain Dulcimer diatonic+ TAB formatting are indicated using the plus sign to the right of the fret number. Since Musescore is, of course, using pure integers for fret numbers </text:span><text:span text:style-name="T21">the </text:span><text:span text:style-name="T20">half-fret ‘</text:span><text:span text:style-name="T21">+’ symbol </text:span><text:span text:style-name="T20">has to be shown on the TAB using a Staff Text element </text:span><text:span text:style-name="T21">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6">The hard-coded values are in </text:span><text:span text:style-name="Source_20_Text"><text:span text:style-name="T16">nHalfFretXPosition</text:span></text:span><text:span text:style-name="T16"> </text:span><text:span text:style-name="T19">and the</text:span><text:span text:style-name="T16"> </text:span><text:span text:style-name="Source_20_Text"><text:span text:style-name="T16">oFretBoard.nHalfFret</text:span></text:span><text:span text:style-name="Source_20_Text"><text:span text:style-name="T19">Y</text:span></text:span><text:span text:style-name="Source_20_Text"><text:span text:style-name="T16">Positions[]</text:span></text:span><text:span text:style-name="T16"> array.</text:span></text:p>
            <text:p text:style-name="P57">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60"><text:span text:style-name="T12">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1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5">.notes[]</text:span></text:span><text:span text:style-name="T15"> array, with the result being that my last added note is always in the </text:span><text:span text:style-name="Source_20_Text"><text:span text:style-name="T15">oCursor.element.notes[0]</text:span></text:span><text:span text:style-name="T15"> position. <text:s/></text:span><text:span text:style-name="T18">BUT then, try as I might...and I did try for about an hour...I cannot retrieve string or fret from </text:span><text:span text:style-name="Source_20_Text"><text:span text:style-name="T15">oCursor.element.notes[0]</text:span></text:span><text:span text:style-name="T15">; </text:span><text:span text:style-name="T18">even tho I can get pitch and color. So, what’s with that??</text:span></text:p>
            <text:p text:style-name="P59"/>
          </table:table-cell>
        </table:table-row>
        <table:table-row table:style-name="Table2.4">
          <table:table-cell table:style-name="Table2.A2" office:value-type="string">
            <text:p text:style-name="P62">C<text:span text:style-name="T63">D</text:span>-03</text:p>
          </table:table-cell>
          <table:table-cell table:style-name="Table2.A2" office:value-type="string">
            <text:p text:style-name="P8"><text:span text:style-name="T34">Determine Note Pitch that Will Result in Correct Diatonic Fret #</text:span><text:span text:style-name="T61">. </text:span><text:span text:style-name="T72">What I’m doing here may seem a bit odd, but it is based on a prior attempt to use a linked TAB staff, and to then adjust the resulting fret numbers from that linked staff. What I’m doing is:</text:span></text:p>
            <text:p text:style-name="P42">1.<text:tab/>I compute the chromatic string and fret for the SMN note.</text:p>
            <text:p text:style-name="P42">2.<text:tab/>I then use two diatonic fretboard arrays that serve as a chromatic to diatonic+ fret mapping to obtain an offset value.</text:p>
            <text:p text:style-name="P42">3.<text:tab/>I subtract the offset value from both the chromatic note pitch. This then gives me the note pitch that I need to give to Musescore which will trick Musescore into displaying the proper diatonic+ fret#.</text:p>
            <text:p text:style-name="P42">4.<text:tab/>One of the mapping arrays also tells me if it is a half-fret – so if it comes back ‘true’ then I’ll need to add the staff-text for the + symbol next to the fret number.</text:p>
            <text:p text:style-name="P11">** <text:span text:style-name="T17">Describe my algorithm for converting a chromatic chord into it’s diatonic+ chord notes.</text:span></text:p>
          </table:table-cell>
        </table:table-row>
        <table:table-row table:style-name="Table2.5">
          <table:table-cell table:style-name="Table2.A2" office:value-type="string">
            <text:p text:style-name="P63">C<text:span text:style-name="T63">D</text:span>-04</text:p>
          </table:table-cell>
          <table:table-cell table:style-name="Table2.A2" office:value-type="string">
            <text:p text:style-name="P16"><text:span text:style-name="T31">More </text:span><text:span text:style-name="T37">C</text:span><text:span text:style-name="T31">hord </text:span><text:span text:style-name="T37">N</text:span><text:span text:style-name="T31">otes than </text:span><text:span text:style-name="T37">S</text:span><text:span text:style-name="T31">t</text:span><text:span text:style-name="T37">r</text:span><text:span text:style-name="T31">ings on the TAB </text:span><text:span text:style-name="T37">S</text:span><text:span text:style-name="T31">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1">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64">C<text:span text:style-name="T63">D</text:span>-05</text:p>
          </table:table-cell>
          <table:table-cell table:style-name="Table2.A2" office:value-type="string">
            <text:p text:style-name="P41"><text:span text:style-name="T37">Posting Notes to TAB Staff</text:span><text:span text:style-name="T72">. </text:span>See also DC-01. </text:p>
            <text:p text:style-name="P7"><text:span text:style-name="T48">T</text:span>he <text:span text:style-name="Source_20_Text">for{}</text:span> loop <text:span text:style-name="T48">is configured </text:span>to process the chord notes in order of highest pitch to lowest pitch.</text:p>
            <text:p text:style-name="P26">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2"><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65">C<text:span text:style-name="T63">D</text:span>-06</text:p>
          </table:table-cell>
          <table:table-cell table:style-name="Table2.A2" office:value-type="string">
            <text:p text:style-name="P14"><text:span text:style-name="T31">Obtain TAB staff stringData object to get the open string tuning info</text:span>.</text:p>
            <text:p text:style-name="P36">It should have been simple enough, using the below process, but step-<text:span text:style-name="T64">2</text:span> does not work.</text:p>
            <text:p text:style-name="P34"><text:span text:style-name="T62">1. </text:span>First validate that the presumed TAB staff, that is, SMN staff index+1, isn’t greater than the total number of staves in the score.</text:p>
            <text:p text:style-name="P34"><text:span text:style-name="T62">2. </text:span><text:span text:style-name="T49">Then get the list of staves from the curScore object: </text:span><text:span text:style-name="Source_20_Text"><text:span text:style-name="T49">curScore.staves</text:span></text:span> <text:span text:style-name="T62">← </text:span><text:span text:style-name="T9">will not work. Tried all variations I could think of to retreive the list of staves; but just kept getting an error. I even posted this to the plugins forum seeking help</text:span><text:span text:style-name="T62">.</text:span></text:p>
            <text:p text:style-name="P34"><text:span text:style-name="T62">3. </text:span><text:span text:style-name="T49">Then get the TAB staff from the staves list: </text:span><text:span text:style-name="Source_20_Text"><text:span text:style-name="T49">curScore.staves[TAB staff index]</text:span></text:span></text:p>
            <text:p text:style-name="P36">2-3.alt: So instead of the above I was able to get to the staff object through the 1<text:span text:style-name="T4">st</text:span> element at the start of the selection. E.g.,</text:p>
            <text:p text:style-name="P73"><text:span text:style-name="Source_20_Text"><text:tab/><text:tab/>oCursor.rewind(Cursor.SELECTION_START);</text:span></text:p>
            <text:p text:style-name="P73"><text:span text:style-name="Source_20_Text"><text:tab/><text:tab/>iTABstaffIdx = oStaffInfo.getStaffInx("TAB");</text:span></text:p>
            <text:p text:style-name="P73"><text:span text:style-name="Source_20_Text"><text:tab/><text:tab/>var oTABstaff = oCursor.element.staff;</text:span></text:p>
            <text:p text:style-name="P73"><text:span text:style-name="Source_20_Text"><text:tab/><text:tab/>var oTABpart = oCursor.element.staff.part;</text:span> </text:p>
            <text:p text:style-name="P35"><text:span text:style-name="T62">4. </text:span>From the TAB staff object obtain the part object it is a part of: <text:span text:style-name="Source_20_Text"><text:s/></text:span><text:span text:style-name="Source_20_Text"><text:span text:style-name="T62">oCursor.element.staff.part</text:span></text:span></text:p>
            <text:p text:style-name="P34"><text:span text:style-name="T62">5. </text:span>And then I <text:span text:style-name="T65">was able to </text:span>inspect that part to see i<text:span text:style-name="T65">f it</text:span> looks valid for a TAB, including obtaining the <text:span text:style-name="Source_20_Text">stringData</text:span> object that should be there for a TAB staff.</text:p>
            <text:p text:style-name="P37">6. However, I can’t find a way to guarantee that I have the exact instrument which goes with the exact TAB staff I’m going to write to. If there are two stringed instruments in the part which the designated TAB staff is in, then <text:span text:style-name="T65">my code </text:span>simply g<text:span text:style-name="T65">ets</text:span> the string info for the 1<text:span text:style-name="T4">st</text:span> instrument.</text:p>
          </table:table-cell>
        </table:table-row>
        <table:table-row table:style-name="TableLine94269937376656">
          <table:table-cell table:style-name="Table2.A2" office:value-type="string">
            <text:p text:style-name="P65">C<text:span text:style-name="T63">D</text:span>-07</text:p>
          </table:table-cell>
          <table:table-cell table:style-name="Table2.A2" office:value-type="string">
            <text:p text:style-name="P27"><text:span text:style-name="T31">Clear the TAB Staff Prior to Writing </text:span><text:span text:style-name="T37">O</text:span><text:span text:style-name="T31">nto It</text:span>. To avoid clashing with existing content, or even duplicating the Staff Text “+” half-fret symbols, we want to clear off whatever content may already be on that portion of the TAB staff that we are going to write to.</text:p>
            <text:p text:style-name="P29">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9">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30">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30">Now I gotta figure out how to find and remove the staff text – those “+” half-fret symbols. <text:s/><text:span text:style-name="T55">For possible answer see: </text:span><text:a xlink:type="simple" xlink:href="https://musescore.org/en/node/282763" text:style-name="Internet_20_link" text:visited-style-name="Visited_20_Internet_20_Link"><text:span text:style-name="T55">https://musescore.org/en/node/282763</text:span></text:a></text:p>
            <text:p text:style-name="P30"/>
            <text:p text:style-name="P27"><text:span text:style-name="T7">Procedure</text:span>:</text:p>
            <text:p text:style-name="P27">1. <text:span text:style-name="T52">Rewind to start of selection</text:span>.</text:p>
            <text:p text:style-name="P27">2. <text:span text:style-name="T54">Move oCursor.staffIdx to the TAB staff</text:span>.</text:p>
            <text:p text:style-name="P27">3. <text:span text:style-name="T54">Walk the selection range, clearing any ‘Chord’ and ‘Staff-Text’ objects on the TAB staff.</text:span></text:p>
            <text:p text:style-name="P27">4. Move the staff index back to the SMN staff.</text:p>
            <text:p text:style-name="P28">5. <text:span text:style-name="T52">Rewind </text:span><text:span text:style-name="T54">back </text:span><text:span text:style-name="T52">to start of selection</text:span>.</text:p>
            <text:p text:style-name="P23"><text:span text:style-name="T12">KEY LEARNING</text:span>: The <text:span text:style-name="Source_20_Text">oCursor.rewind(Cursor.SELECTION_START)</text:span> <text:span text:style-name="T53">function puts the </text:span><text:span text:style-name="Source_20_Text"><text:span text:style-name="T53">cursor.staffIdx</text:span></text:span><text:span text:style-name="T53"> back onto the staff where the selection range is. I discovered that when I invoked </text:span><text:span text:style-name="Source_20_Text"><text:span text:style-name="T53">oCursor.staffIdx = oStaffInfo.getStaffInx("TAB")</text:span></text:span><text:span text:style-name="T53"> </text:span><text:span text:style-name="T8">before</text:span><text:span text:style-name="T53"> </text:span><text:span text:style-name="Source_20_Text">oCursor.rewind(Cursor.SELECTION_START)</text:span> <text:span text:style-name="T53">I erased everything off of the SMN staff. </text:span></text:p>
          </table:table-cell>
        </table:table-row>
        <table:table-row table:style-name="TableLine94269937376912">
          <table:table-cell table:style-name="Table2.A2" office:value-type="string">
            <text:p text:style-name="P66">C<text:span text:style-name="T56">D</text:span>-08</text:p>
          </table:table-cell>
          <table:table-cell table:style-name="Table2.A2" office:value-type="string">
            <text:p text:style-name="P13"><text:span text:style-name="T33">No Element in TAB Staff at Start of User Selection</text:span><text:span text:style-name="T51">. </text:span></text:p>
            <text:p text:style-name="P13"><text:span text:style-name="T57">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58">The error implies that there is no </text:span><text:span text:style-name="Source_20_Text"><text:span text:style-name="T58">element</text:span></text:span><text:span text:style-name="T58"> at that tick position. Which, ok, that is presumably true – by design. But why won’t it let me write a </text:span><text:span text:style-name="Source_20_Text"><text:span text:style-name="T58">note</text:span></text:span><text:span text:style-name="T58">, or a </text:span><text:span text:style-name="Source_20_Text"><text:span text:style-name="T58">rest</text:span></text:span><text:span text:style-name="T58">, to put an </text:span><text:span text:style-name="Source_20_Text"><text:span text:style-name="T58">element</text:span></text:span><text:span text:style-name="T58"> there? Weirder yet, when I inspect what is at that ‘blank’ tick position the plugin tells me (via debug statements I put in for this) there is a </text:span><text:span text:style-name="Source_20_Text"><text:span text:style-name="T58">segment</text:span></text:span><text:span text:style-name="T58"> object there; and that the segment type is a </text:span><text:span text:style-name="Source_20_Text"><text:span text:style-name="T58">ChordRest</text:span></text:span><text:span text:style-name="T58"> object. So it doesn’t make sense to me that I can’t add a note there. But after hours-and-hours of trying I could never do it.</text:span></text:p>
            <text:p text:style-name="P32">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59">I </text:span>read from the SMN staff and write there.</text:p>
            <text:p text:style-name="P15"><text:span text:style-name="T58">So my assumption is that a plugin can only add a new </text:span><text:span text:style-name="Source_20_Text"><text:span text:style-name="T58">note</text:span></text:span><text:span text:style-name="T58"> or </text:span><text:span text:style-name="Source_20_Text"><text:span text:style-name="T58">rest</text:span></text:span><text:span text:style-name="T58"> to a staff at a point where an </text:span><text:span text:style-name="Source_20_Text"><text:span text:style-name="T58">element</text:span></text:span><text:span text:style-name="T58"> object already exists. And that a </text:span><text:span text:style-name="Source_20_Text"><text:span text:style-name="T58">ChordRest</text:span></text:span><text:span text:style-name="T58"> object is not considered to be an </text:span><text:span text:style-name="Source_20_Text"><text:span text:style-name="T58">element</text:span></text:span><text:span text:style-name="T58"> for this purpose under the plugin API. There is probably something wrong with this assumption, but for the life of me I can’t work out what it may be.</text:span></text:p>
            <text:p text:style-name="P18">So I <text:span text:style-name="T59">am </text:span>check<text:span text:style-name="T59">ing</text:span> for this ‘<text:span text:style-name="T59">partial measure’ selection</text:span> in the validity check. <text:span text:style-name="T59">If I find this is the case then I simply adjust the SMN staff’s selection range to include the full measure at the start of the selection.</text:span></text:p>
            <text:p text:style-name="P18"/>
            <text:p text:style-name="P56">Code Notes –</text:p>
            <text:p text:style-name="P31">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3">The cleanest way to get the tick of the start of the measure the cursor is currently <text:span text:style-name="T60">sitting at </text:span>seems to be:</text:p>
            <text:p text:style-name="P33"><text:tab/><text:span text:style-name="Source_20_Text">oCursor.measure.firstSegment.tick</text:span> (Which actually took me a lot of trial-and-error to work out the pathway to get that precious tick value.) <text:span text:style-name="T60">So, from the </text:span><text:span text:style-name="Source_20_Text"><text:span text:style-name="T60">cursor</text:span></text:span><text:span text:style-name="T60"> you can retrieve the </text:span><text:span text:style-name="Source_20_Text"><text:span text:style-name="T60">measure</text:span></text:span><text:span text:style-name="T60"> object where the cursor is sitting. Then the </text:span><text:span text:style-name="Source_20_Text"><text:span text:style-name="T60">measure</text:span></text:span><text:span text:style-name="T60"> object has a property, which returns you the first </text:span><text:span text:style-name="Source_20_Text"><text:span text:style-name="T60">segment</text:span></text:span><text:span text:style-name="T60"> in that particular </text:span><text:span text:style-name="Source_20_Text"><text:span text:style-name="T60">measure</text:span></text:span><text:span text:style-name="T60"> (so ‘</text:span><text:span text:style-name="Source_20_Text"><text:span text:style-name="T60">firstSegment</text:span></text:span><text:span text:style-name="T60">’ is a </text:span><text:span text:style-name="Source_20_Text"><text:span text:style-name="T60">segment</text:span></text:span><text:span text:style-name="T60"> object). Then finally you can retrieve the </text:span><text:span text:style-name="Source_20_Text"><text:span text:style-name="T60">tick</text:span></text:span><text:span text:style-name="T60"> value for that </text:span><text:span text:style-name="Source_20_Text"><text:span text:style-name="T60">firstSegment</text:span></text:span><text:span text:style-name="T60"> object.</text:span></text:p>
            <text:p text:style-name="P33">The test to determine if I need to move back to the start of a measure also took a fair bit of experimentation, but was simple enough as:</text:p>
            <text:p text:style-name="P31"><text:tab/><text:span text:style-name="Source_20_Text">if (oCursor.segment.elementAt(oCursor.staffIdx*4) == null)</text:span> </text:p>
            <text:p text:style-name="P31"/>
          </table:table-cell>
        </table:table-row>
        <table:table-row table:style-name="TableLine94269937377168">
          <table:table-cell table:style-name="Table2.A2" office:value-type="string">
            <text:p text:style-name="P67">CD-09</text:p>
          </table:table-cell>
          <table:table-cell table:style-name="Table2.A2" office:value-type="string">
            <text:p text:style-name="P38"><text:span text:style-name="T37">Infinite Loop in the makeTAB while{} Loop</text:span><text:span text:style-name="T72">.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8">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66">then </text:span>get the tick of the last segment in the score as per the usual practice. That segment is actually the final barline; which is past the tick of the last <text:span text:style-name="Source_20_Text">ChordRest</text:span> object. <text:span text:style-name="T66">By setting a watchdog counter in the makeTAB </text:span><text:span text:style-name="Source_20_Text"><text:span text:style-name="T66">while</text:span></text:span><text:span text:style-name="T66"> loop I could see that once the loop reached the final </text:span><text:span text:style-name="Source_20_Text"><text:span text:style-name="T66">chord/rest</text:span></text:span><text:span text:style-name="T66"> object (</text:span><text:span text:style-name="Source_20_Text"><text:span text:style-name="T66">segment</text:span></text:span><text:span text:style-name="T66">) the </text:span><text:span text:style-name="Source_20_Text"><text:span text:style-name="T66">cursor.next() </text:span></text:span><text:span text:style-name="T66">statement simply did not advance the cursor at all. Nor did it report any error. It simply got ‘stuck’ there on that final </text:span><text:span text:style-name="Source_20_Text"><text:span text:style-name="T66">chord</text:span></text:span><text:span text:style-name="T66"> object, whose tick is less than the final segment’s tick. So we end up with an infinite loop. </text:span></text:p>
            <text:p text:style-name="P39">Then when I test and try to compensate for this possibility in my <text:span text:style-name="Source_20_Text">storeUserRange(oCursor)</text:span> function, where I check for that last measure tick count=0 issue, I get a situation where Musescore crashes. I try:</text:p>
            <text:p text:style-name="P39"><text:span text:style-name="Source_20_Text">if (curScore.lastSegment.segmentType != "ChordRest") {</text:span></text:p>
            <text:p text:style-name="P39"><text:span text:style-name="Source_20_Text"><text:tab/></text:span><text:span text:style-name="Source_20_Text"><text:span text:style-name="T68">oCursor.rewindToTick(curScore.lastSegment.tick)</text:span></text:span><text:span text:style-name="Source_20_Text">; <text:s/></text:span><text:span text:style-name="Source_20_Text"><text:span text:style-name="T68">// &lt;-- Causes Musescore to crash</text:span></text:span><text:span text:style-name="Source_20_Text">.</text:span></text:p>
            <text:p text:style-name="P39"><text:span text:style-name="Source_20_Text"><text:tab/>oCursor.prev();</text:span></text:p>
            <text:p text:style-name="P40"><text:span text:style-name="Source_20_Text">}</text:span></text:p>
            <text:p text:style-name="P40">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269937377424">
          <table:table-cell table:style-name="Table2.A2" office:value-type="string">
            <text:p text:style-name="P70">CD-10</text:p>
          </table:table-cell>
          <table:table-cell table:style-name="Table2.A2" office:value-type="string">
            <text:p text:style-name="P52"><text:span text:style-name="T31">Ties</text:span>. <text:span text:style-name="T94">As I expected, this is proving to be a challenge. What is making this a challenge is the following: </text:span><text:span text:style-name="T11">First</text:span><text:span text:style-name="T94">, there is no direct plugin API function to add a tie. </text:span><text:span text:style-name="T73">Tie’s have to be added using the ‘cmd()’ interface, by calling </text:span><text:span text:style-name="Source_20_Text"><text:span text:style-name="T73">cmd(“tie”)</text:span></text:span><text:span text:style-name="T73">. </text:span><text:span text:style-name="T94"><text:s/></text:span><text:span text:style-name="T73">I don’t think this a major barrier, but it adds a bit of messiness as you have to have the initial note selected before calling it, and you have to be sure the note it’s going to be tied to really </text:span><text:span text:style-name="T74">is the right note, with the right pitch/string/fret. </text:span><text:span text:style-name="T10">Secondly</text:span><text:span text:style-name="T75">, </text:span><text:span text:style-name="T92">and the key barrier, is matching up the two tied notes on the Tab staff. I cannot figure out a way to directly, efficiently, and unambiguously, match up the two notes. I think it all comes down to </text:span><text:span text:style-name="T75">not being able to get a TAB note’s string/fret number </text:span><text:span text:style-name="T92">after it is written out to the Tab staff by Musescore.</text:span><text:span text:style-name="T74"> Even tho</text:span><text:span text:style-name="T92">ugh</text:span><text:span text:style-name="T74"> a TAB note’s properties include string number and fret number, you can’t actually retrieve those for a note you added in your plugin. I have no idea why, but those values are not available </text:span><text:span text:style-name="T75">to a plugin until after the plugin has completed running (meaning, if you </text:span><text:span text:style-name="T92">were to </text:span><text:span text:style-name="T75">run a 2</text:span><text:span text:style-name="T5">nd</text:span><text:span text:style-name="T75"> plugin </text:span><text:span text:style-name="T10">after</text:span><text:span text:style-name="T75"> </text:span><text:span text:style-name="T92">a plugin in which you added notes to a Tab staff </text:span><text:span text:style-name="T75">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3">At this time I am considering two potential approaches. One that is based on sensing and using <text:span text:style-name="T95">the</text:span> <text:span text:style-name="Source_20_Text">tieForward</text:span> object <text:span text:style-name="T95">(CD-10a), and the other going from the opposite direction, using the</text:span> <text:span text:style-name="Source_20_Text">tieBack</text:span> objects <text:span text:style-name="T95">(CD010b)</text:span>. See below for current thinking on each.</text:p>
            <text:p text:style-name="P52"/>
          </table:table-cell>
        </table:table-row>
        <table:table-row table:style-name="TableLine94269937378016">
          <table:table-cell table:style-name="Table2.A2" office:value-type="string">
            <text:p text:style-name="P68">CD-10<text:span text:style-name="T93">a</text:span></text:p>
          </table:table-cell>
          <table:table-cell table:style-name="Table2.A2" office:value-type="string">
            <text:p text:style-name="P44"><text:span text:style-name="T39">Ties – Start at Starting Note</text:span><text:span text:style-name="T92">. So, </text:span>what if I emulated the <text:span text:style-name="Source_20_Text">tie</text:span> object? <text:span text:style-name="T92">Here’s what I figure this looks like.</text:span></text:p>
            <text:p text:style-name="P44"><text:span text:style-name="T85">A. </text:span>When I encounter a forward tie on the SMN staff I create an object in my code. My object will contain the TAB note that is the left note of the tie – the actual note object, not just data about that note. Then the 2<text:span text:style-name="T4">nd</text:span>, right-hand, note of the tied pair will get filled into my object when I sense it at the appropriate cursor location as I am processing the matching SMN chord there.</text:p>
            <text:p text:style-name="P43"><text:span text:style-name="T85">B. </text:span>And then stuff these psuedo tie objects into a list in my code. This is a list of “pending TAB ties.”</text:p>
            <text:p text:style-name="P43"><text:span text:style-name="T85">C. </text:span>Then once the chord at the cursor is finished being processed – that is, the TAB notes for the SMN chord have all been written out, I go into a function that then processes all “completed” tie objects in my list.</text:p>
            <text:p text:style-name="P43"><text:span text:style-name="T85">D. </text:span>With this approach I add the ties by simply:</text:p>
            <text:p text:style-name="P76">1. <text:span text:style-name="Source_20_Text">LOOP</text:span> through the <text:span text:style-name="Source_20_Text">pendingTabTies</text:span> list.</text:p>
            <text:p text:style-name="P76">2. <text:span text:style-name="Source_20_Text">IF</text:span> (TabTie item is “complete”) <text:span text:style-name="Source_20_Text">THEN</text:span>:</text:p>
            <text:p text:style-name="P81"><text:span text:style-name="T76">a</text:span>. Create a single-note selection using the TabTie’s ‘leftNote’ object.</text:p>
            <text:p text:style-name="P81"><text:span text:style-name="T76">b</text:span>. Issue the <text:span text:style-name="Source_20_Text">cmd(“tie”)</text:span> command.</text:p>
            <text:p text:style-name="P81"><text:span text:style-name="T76">c</text:span>. Clear the <text:span text:style-name="Source_20_Text">selection</text:span>.</text:p>
            <text:p text:style-name="P81"><text:span text:style-name="T76">d</text:span>. Remove the <text:span text:style-name="Source_20_Text">TabTie</text:span> object just processed <text:span text:style-name="T77">from the </text:span><text:span text:style-name="Source_20_Text"><text:span text:style-name="T77">pendingTabTies</text:span></text:span><text:span text:style-name="T77"> list</text:span>.</text:p>
            <text:p text:style-name="P82"><text:span text:style-name="T84">e</text:span>. End <text:span text:style-name="Source_20_Text">IF</text:span></text:p>
            <text:p text:style-name="P75"><text:span text:style-name="T84">3. </text:span>End <text:span text:style-name="Source_20_Text">Loop</text:span></text:p>
            <text:p text:style-name="P76"/>
            <text:p text:style-name="P45"><text:span text:style-name="T69">NOTE</text:span><text:span text:style-name="T79">: </text:span>To do this I first have to learn how to create and manage lists in QML. <text:span text:style-name="T88">Esp re </text:span><text:span text:style-name="T38">E.3.</text:span><text:span text:style-name="T41">g</text:span><text:span text:style-name="T88"> below.</text:span><text:line-break/></text:p>
            <text:p text:style-name="P46"><text:span text:style-name="T85">E. </text:span>OK, so here is what I’m thinking for the procedure when I find a <text:span text:style-name="Source_20_Text">forward tie</text:span> on the SMN staff: </text:p>
            <text:p text:style-name="P79">1. Store the SMN note’s <text:span text:style-name="Source_20_Text">forwardTie</text:span> object into an<text:span text:style-name="T79"> </text:span><text:span text:style-name="Source_20_Text"><text:span text:style-name="T79">oTABchordInfo</text:span></text:span><text:span text:style-name="T79"> propert</text:span>y for use late on, after we’ve written out the Tab notes.</text:p>
            <text:p text:style-name="P80"><text:span text:style-name="T80">2</text:span>. <text:span text:style-name="T79">Go ahead and translate the SMN note into it’s </text:span><text:span text:style-name="Source_20_Text"><text:span text:style-name="T79">oTABchordInfo</text:span></text:span><text:span text:style-name="T79"> properties </text:span><text:span text:style-name="T80">as currently coded.</text:span></text:p>
            <text:p text:style-name="P74">3. In the routine where I’m writing out the Tab notes; after each individual note is written out, <text:span text:style-name="Source_20_Text"><text:span text:style-name="T81">IF</text:span></text:span><text:span text:style-name="T81"> this is a </text:span><text:span text:style-name="T87">forward-</text:span><text:span text:style-name="T81">tied note</text:span>:</text:p>
            <text:p text:style-name="P83">a. <text:span text:style-name="T81">Create a new instance of a </text:span><text:span text:style-name="Source_20_Text"><text:span text:style-name="T81">TabTie</text:span></text:span><text:span text:style-name="T81"> object.</text:span></text:p>
            <text:p text:style-name="P84">b. Store the Tab note’s pitch and string# into the <text:span text:style-name="Source_20_Text">TabTie</text:span> object as part of the start note property set. <text:span text:style-name="T96">We’ll need these later on to match up to the tie’s ending note when we get there.</text:span></text:p>
            <text:p text:style-name="P85">c. Obtain the <text:span text:style-name="Source_20_Text">note</text:span> object for the note we just wrote and store that object into the <text:span text:style-name="Source_20_Text">TabTie</text:span> object. NOTE: There is no direct way to obtain the last note written via the plugin API. <text:span text:style-name="T82">Fortunately I already solved this problem with how I set the note’s play attribute off. In the </text:span><text:span text:style-name="Source_20_Text"><text:span text:style-name="T82">for()</text:span></text:span><text:span text:style-name="T82"> loop where I am writing out the notes the last note written out is always simply: </text:span><text:span text:style-name="Source_20_Text"><text:span text:style-name="T82">oCursor.element.notes[0]</text:span></text:span><text:span text:style-name="T82">. This is due to how the </text:span><text:span text:style-name="Source_20_Text"><text:span text:style-name="T82">for()</text:span></text:span><text:span text:style-name="T82"> loop index has been set up to add notes in highest pitch to lowest, combined with the fact the -Musescore then sorts the </text:span><text:span text:style-name="Source_20_Text"><text:span text:style-name="T82">notes[]</text:span></text:span><text:span text:style-name="T82"> list lowest to highest as the notes are added. Thus, in that loop, index [0] is always the last note added.</text:span></text:p>
            <text:p text:style-name="P86">d. <text:span text:style-name="T78">Retrieve the SMN note’s tie </text:span><text:span text:style-name="Source_20_Text"><text:span text:style-name="T78">endNote</text:span></text:span><text:span text:style-name="T78"> </text:span>from the f<text:span text:style-name="Source_20_Text">orwardTie</text:span> object we previously stored into the <text:span text:style-name="Source_20_Text"><text:span text:style-name="T79">oTABchordInfo</text:span></text:span><text:span text:style-name="T79"> </text:span>object. <text:span text:style-name="T83">Store this in the </text:span><text:span text:style-name="Source_20_Text"><text:span text:style-name="T83">TabTie</text:span></text:span><text:span text:style-name="T83"> object, as part of the end note property set. </text:span>We <text:span text:style-name="T97">could then </text:span>use this when we arrive at that note’s cursor location to “certify” that we have the correct matching note that closes the tie.</text:p>
            <text:p text:style-name="P87">e. <text:span text:style-name="T87">From the </text:span><text:span text:style-name="T78">SMN note’s tie </text:span><text:span text:style-name="Source_20_Text"><text:span text:style-name="T78">endNote</text:span></text:span><text:span text:style-name="T78"> </text:span><text:span text:style-name="T87">obtain the </text:span><text:span text:style-name="Source_20_Text"><text:span text:style-name="T87">tick</text:span></text:span><text:span text:style-name="T87"> value for that </text:span><text:span text:style-name="Source_20_Text"><text:span text:style-name="T87">endNote</text:span></text:span><text:span text:style-name="T87">. We need this so we know when we have arrived at the location where we’ll need to complete and close out the tie object. </text:span><text:span text:style-name="T89">Store the tick value into the </text:span><text:span text:style-name="Source_20_Text"><text:span text:style-name="T89">TabTie</text:span></text:span><text:span text:style-name="T89"> object.</text:span></text:p>
            <text:p text:style-name="P91">f. And I think we also need to store the current cursor tick position so that we also have the tick position of the tie’s starting note.</text:p>
            <text:p text:style-name="P89"><text:span text:style-name="T91">g</text:span>. Sort <text:span text:style-name="T77">the </text:span><text:span text:style-name="Source_20_Text"><text:span text:style-name="T77">pendingTabTies</text:span></text:span><text:span text:style-name="T77"> list </text:span>in ascending <text:span text:style-name="Source_20_Text">tick</text:span> count order. We need the list in that order so that we can efficiently look for open tie objects upon arrival at each new <text:span text:style-name="Source_20_Text">cursor</text:span> location.</text:p>
            <text:p text:style-name="P87"><text:span text:style-name="T91">h</text:span><text:span text:style-name="T87">. </text:span>end --</text:p>
            <text:p text:style-name="P47"/>
            <text:p text:style-name="P47"><text:span text:style-name="T85">F. </text:span>Then I have to ‘catch’ the tie when we land on the SMN note that closes the tie. We do this in the routine where we are reading the SMN chord and building the<text:span text:style-name="T79"> </text:span><text:span text:style-name="Source_20_Text"><text:span text:style-name="T79">oTABchordInfo</text:span></text:span><text:span text:style-name="T79"> propert</text:span>ies. That is, the <text:span text:style-name="Source_20_Text">buildTABchord()</text:span> function:</text:p>
            <text:p text:style-name="P77">1. <text:span text:style-name="T79">Go ahead and translate the SMN note into it’s </text:span><text:span text:style-name="Source_20_Text"><text:span text:style-name="T79">oTABchordInfo</text:span></text:span><text:span text:style-name="T79"> properties </text:span><text:span text:style-name="T80">as currently coded.</text:span></text:p>
            <text:p text:style-name="P78">2. IF the SMN note has a <text:span text:style-name="Source_20_Text">tieBack</text:span> object on it, go into <text:span text:style-name="Source_20_Text">TabTie </text:span>object completion procedure. <text:span text:style-name="T86">The goal of this procedure is to match this note to the correct, matching, tied-back Tab note. Matching back to the correct Tab note is the trick here. A big barrier is that I am unable to retrieve the string or fret# that Musescore put any given tab note onto. Even tho there are properties for those, and for any tab note that exists on the tab staff before my plugin starts running I can obtain that info, those properties just return undefined values, within the running plugin, for any tab notes added by the plugin itself. So it’s a bit of a guessing game. There could be cases, I suspect, where there may be a tie from a middle string, fret 3, D4 that’s part of a chord to a melody string D4. This would be entirely valid on the SMN staff, but not on the Tab staff. So I am going to try to sense for invalid cases.</text:span></text:p>
            <text:p text:style-name="P88"><text:span text:style-name="T70">TO-DO</text:span><text:span text:style-name="T71">: What is the most straight-forward way to match up the sensed </text:span><text:span text:style-name="Source_20_Text"><text:span text:style-name="T71">tieBack</text:span></text:span><text:span text:style-name="T71"> to an existing </text:span><text:span text:style-name="Source_20_Text"><text:span text:style-name="T71">TabTie</text:span></text:span><text:span text:style-name="T71"> object?</text:span></text:p>
            <text:p text:style-name="P90">a. I think the only way I can do this is to loop through <text:span text:style-name="T77">the </text:span><text:span text:style-name="Source_20_Text"><text:span text:style-name="T77">pendingTabTies</text:span></text:span><text:span text:style-name="T77"> list, </text:span>searching for a match on the Tab note’s pitch and string and/or using the i<text:span text:style-name="Source_20_Text">s()</text:span> function, if that even works, to match up the SMN note objects per E.3.d above.</text:p>
            <text:p text:style-name="P93"><text:span text:style-name="T90">i</text:span>. <text:span text:style-name="T85">Obtain the</text:span> <text:span text:style-name="Source_20_Text">tieBack</text:span> object’<text:span text:style-name="T85">s </text:span><text:span text:style-name="Source_20_Text"><text:span text:style-name="T85">firstNote</text:span></text:span><text:span text:style-name="T85"> object and validate that it matches the note object already stored in the </text:span><text:span text:style-name="Source_20_Text"><text:span text:style-name="T85">TabTie</text:span></text:span><text:span text:style-name="T85"> object. See E.3.d above. If not, clear out this TabTie object and abort – there is a mismatch so don’t try to implement a tie. NOTE: I might want to warn the user somehow. Keep track of these perhaps and provide a list via a pop up window at the end? Or color the notes red? If we have a match, proceed:</text:span></text:p>
            <text:p text:style-name="P92">b. Mark the <text:span text:style-name="Source_20_Text">TabTie</text:span> object as being ‘complete.’ Probably just need to set a bool property as true. With this done, then when we execute the procedure described under D.1 we’ll be good to go.</text:p>
            <text:p text:style-name="P92"/>
            <text:p text:style-name="P94"/>
            <text:p text:style-name="P24"><text:span text:style-name="T12">KEY LEARNIN</text:span><text:span text:style-name="T13">G-1</text:span>: <text:span text:style-name="T97">Syntax for the </text:span><text:span text:style-name="Source_20_Text"><text:span text:style-name="T97">is()</text:span></text:span><text:span text:style-name="T97"> function comparison wasn’t very intuitive, but an issue posting on Musescore helped me here: </text:span><text:span text:style-name="Source_20_Text"><text:span text:style-name="T97">element.is(element)</text:span></text:span><text:span text:style-name="T97">. For example:</text:span></text:p>
            <text:p text:style-name="P24"><text:span text:style-name="Source_20_Text"><text:span text:style-name="T97">var oNote3 = oCursor.element.notes[0];</text:span></text:span></text:p>
            <text:p text:style-name="P24"><text:span text:style-name="Source_20_Text"><text:span text:style-name="T97">var </text:span></text:span><text:span text:style-name="Source_20_Text"><text:span text:style-name="T53">oNote4 = oCursor.element.notes[0];</text:span></text:span></text:p>
            <text:p text:style-name="P24"><text:span text:style-name="Source_20_Text"><text:span text:style-name="T53">bResult = oNote3.is(oNote4);</text:span></text:span><text:span text:style-name="T53"> </text:span><text:span text:style-name="T97">&lt; – Returns TRUE.</text:span></text:p>
            <text:p text:style-name="P95"/>
            <text:p text:style-name="P25"><text:span text:style-name="T12">KEY LEARNIN</text:span><text:span text:style-name="T13">G-2 </text:span><text:span text:style-name="T14">Don’t Reuse Variable When Building Array</text:span>: <text:span text:style-name="T98">When I add a multi-property variable to an array it appears to add it by reference, not a copy. </text:span><text:span text:style-name="T100">Or, rather, it creates and retains a pointer-link between the variable and the array’s element thus created</text:span><text:span text:style-name="T98">. </text:span><text:span text:style-name="T100">Thus,</text:span><text:span text:style-name="T98"> if I reuse that same variable with the intent to eventually use it to add a new element to the array the new values I stor</text:span><text:span text:style-name="T100">e</text:span><text:span text:style-name="T98"> into that reused variable </text:span><text:span text:style-name="T100">overwrite</text:span><text:span text:style-name="T98"> the values </text:span><text:span text:style-name="T100">previously </text:span><text:span text:style-name="T98">stored in</text:span><text:span text:style-name="T100">to</text:span><text:span text:style-name="T98"> the array. </text:span><text:span text:style-name="T97">For example:</text:span></text:p>
            <text:p text:style-name="P25"><text:span text:style-name="Source_20_Text">var tieInstance = {</text:span></text:p>
            <text:p text:style-name="P25"><text:span text:style-name="Source_20_Text"><text:tab/>"first_NoteTick": oCursor.tick,</text:span></text:p>
            <text:p text:style-name="P25"><text:span text:style-name="Source_20_Text"><text:tab/>"first_oSMNnote": oCursor.element.notes[0],</text:span></text:p>
            <text:p text:style-name="P25"><text:span text:style-name="Source_20_Text">}</text:span></text:p>
            <text:p text:style-name="P25"><text:span text:style-name="Source_20_Text">arrTies.unshift(tieInstance);</text:span></text:p>
            <text:p text:style-name="P55">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96">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98"/>
            <text:p text:style-name="P97"><text:span text:style-name="T27">KEY LEARNIN</text:span><text:span text:style-name="T28">G-3 </text:span><text:span text:style-name="T29">Array Sorting Issue</text:span><text:span text:style-name="T23">: </text:span><text:span text:style-name="T24">The QML Javascript engine is not calling an array’s sort-compare function when the array has been build using the ‘</text:span><text:span text:style-name="Source_20_Text"><text:span text:style-name="T30">unshift</text:span></text:span><text:span text:style-name="T24">’ method instead of the ‘</text:span><text:span text:style-name="Source_20_Text"><text:span text:style-name="T30">push</text:span></text:span><text:span text:style-name="T24">’ method. It’s actually rather weird. If I add one row at a time to the array inside a loop using </text:span><text:span text:style-name="Source_20_Text"><text:span text:style-name="T30">unshift</text:span></text:span><text:span text:style-name="T24"> then nothing I can do will call the </text:span><text:span text:style-name="Source_20_Text"><text:span text:style-name="T30">sort(compare-function)</text:span></text:span><text:span text:style-name="T24"> after I’ve finished building the array. Yet, if I add two or more rows within the same </text:span><text:span text:style-name="Source_20_Text"><text:span text:style-name="T30">unshift</text:span></text:span><text:span text:style-name="T24"> method call </text:span><text:span text:style-name="T25">in that loop</text:span><text:span text:style-name="T24">, then, later, it will process the </text:span><text:span text:style-name="Source_20_Text"><text:span text:style-name="T30">sort(compare-function)</text:span></text:span><text:span text:style-name="T24">. I spent hours and hours trying to work this out. For a demo of this issue, see reference code </text:span><text:span text:style-name="Source_20_Text"><text:span text:style-name="T30">mscore-plugin-SMN2DiatonicTab/QML-Reference-Code</text:span></text:span><text:span text:style-name="Source_20_Text">REFcode_ArraySorting_ErrorDemo.qml</text:span>. </text:p>
            <text:p text:style-name="P99"><text:span text:style-name="T12"/></text:p>
          </table:table-cell>
        </table:table-row>
        <table:table-row table:style-name="TableLine94269937378608">
          <table:table-cell table:style-name="Table2.A2" office:value-type="string">
            <text:p text:style-name="P69">CD-10<text:span text:style-name="T93">b</text:span></text:p>
          </table:table-cell>
          <table:table-cell table:style-name="Table2.A2" office:value-type="string">
            <text:p text:style-name="P48"><text:span text:style-name="T31">Tie</text:span><text:span text:style-name="T39">s- Starting at the Ending Note.</text:span> </text:p>
            <text:p text:style-name="P48">As I expected, this is proving to be a challenge. What is making this a challenge is the following: <text:span text:style-name="T7">First</text:span>, there is no direct plugin API function to add a tie. <text:span text:style-name="T73">Tie’s have to be added using the ‘cmd()’ interface, by calling </text:span><text:span text:style-name="Source_20_Text"><text:span text:style-name="T73">cmd(“tie”)</text:span></text:span><text:span text:style-name="T73">. </text:span><text:s/><text:span text:style-name="T73">I don’t think this a major barrier, but it adds a bit of messiness as you have to have the initial note selected before calling it, and you have to be sure the note it’s going to be tied to really </text:span><text:span text:style-name="T74">is the right note, with the right pitch/string/fret. </text:span><text:span text:style-name="T10">Secondly</text:span><text:span text:style-name="T75">, </text:span><text:span text:style-name="T92">and the key barrier, is matching up the two tied notes on the Tab staff. I cannot figure out a way to directly, efficiently, and unambiguously, match up the two notes. I think it all comes down to </text:span><text:span text:style-name="T75">not being able to get a TAB note’s string/fret number </text:span><text:span text:style-name="T92">after it is written out to the Tab staff by Musescore.</text:span><text:span text:style-name="T74"> Even tho</text:span><text:span text:style-name="T92">ugh</text:span><text:span text:style-name="T74"> a TAB note’s properties include string number and fret number, you can’t actually retrieve those for a note you added in your plugin. I have no idea why, but those values are not available </text:span><text:span text:style-name="T75">to a plugin until after the plugin has completed running (meaning, if you </text:span><text:span text:style-name="T92">were to </text:span><text:span text:style-name="T75">run a 2</text:span><text:span text:style-name="T5">nd</text:span><text:span text:style-name="T75"> plugin </text:span><text:span text:style-name="T10">after</text:span><text:span text:style-name="T75"> </text:span><text:span text:style-name="T92">a plugin in which you added notes to a Tab staff </text:span><text:span text:style-name="T75">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4"><text:span text:style-name="T92">A. A</text:span>lgorithm <text:span text:style-name="T92">based on sensing ties from the SMN staff using the </text:span><text:span text:style-name="Source_20_Text"><text:span text:style-name="T92">notes[i].tieBack</text:span></text:span><text:span text:style-name="T92"> object:</text:span></text:p>
            <text:p text:style-name="P54"><text:span text:style-name="T92">B.</text:span> The triggering event for processing a tie will be the sensing of <text:span text:style-name="Source_20_Text">tieBack</text:span> object on a note of the SMN staff.</text:p>
            <text:p text:style-name="P50"><text:span text:style-name="T92">C.</text:span>. I’ve added an object to my model – the <text:span text:style-name="Source_20_Text">oTies</text:span> object. This object will contain a list of ties detected from the notes of the chord on the SMN staff reaching back to prior notes. The oTies object will contain the information we need to reach back along the staff, find the matching TAB note, select it, then issue the <text:span text:style-name="Source_20_Text">cmd(“tie”)</text:span> command on it.</text:p>
            <text:p text:style-name="P50"><text:span text:style-name="T92">D</text:span>. So, for the current cursor on the SMN staff, where I am reading the SMN notes and writing the TAB notes I will read/test <text:span text:style-name="Source_20_Text">cursor.element.notes[i].tieBack</text:span>. If it is not <text:span text:style-name="Source_20_Text">NULL</text:span>, then I’ll write a list entry to <text:span text:style-name="T92">a list of </text:span><text:span text:style-name="Source_20_Text">oTie</text:span> object<text:span text:style-name="T92">s</text:span>.</text:p>
            <text:p text:style-name="P50"><text:span text:style-name="T92">E</text:span>. Once I am done processing all the SMN notes at the cursor, I’ll look to see if I have any entries in <text:span text:style-name="Source_20_Text">oTie</text:span>. If so, then I go into tie processing mode, which does the following:</text:p>
            <text:p text:style-name="P51"><text:span text:style-name="T68">TO-DO</text:span><text:span text:style-name="T67">: Work out the remainder of this algorithm</text:span>.</text:p>
            <text:p text:style-name="P49"/>
          </table:table-cell>
        </table:table-row>
        <table:table-row table:style-name="TableLine94269937379200">
          <table:table-cell table:style-name="Table2.A2" office:value-type="string">
            <text:p text:style-name="P67"/>
          </table:table-cell>
          <table:table-cell table:style-name="Table2.A2" office:value-type="string">
            <text:p text:style-name="P38"/>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20T15:46:07.636563428</dc:date>
    <meta:editing-duration>PT13H44M45S</meta:editing-duration>
    <meta:editing-cycles>88</meta:editing-cycles>
    <meta:generator>LibreOffice/6.4.7.2$Linux_X86_64 LibreOffice_project/40$Build-2</meta:generator>
    <meta:document-statistic meta:table-count="2" meta:image-count="0" meta:object-count="0" meta:page-count="1" meta:paragraph-count="148" meta:word-count="5251" meta:character-count="29450" meta:non-whitespace-character-count="24299"/>
  </office:meta>
</office:document-meta>
</file>